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428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808080"/>
    </style:style>
    <style:style style:name="ce5" style:family="table-cell" style:parent-style-name="Default" style:data-style-name="N0">
      <style:table-cell-properties fo:background-color="#F10D0C"/>
    </style:style>
    <style:style style:name="ce6" style:family="table-cell" style:parent-style-name="Default" style:data-style-name="N0">
      <style:table-cell-properties fo:background-color="#800080"/>
    </style:style>
    <style:style style:name="ce7" style:family="table-cell" style:parent-style-name="Default" style:data-style-name="N0">
      <style:table-cell-properties fo:background-color="#00A933"/>
    </style:style>
    <style:style style:name="ce8" style:family="table-cell" style:parent-style-name="Default" style:data-style-name="N0">
      <style:table-cell-properties fo:background-color="#D4EA6B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0.978958333333333cm"/>
    </style:style>
    <style:style style:name="co4" style:family="table-column">
      <style:table-column-properties fo:break-before="auto" style:column-width="0.820208333333333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0.899583333333333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0.767291666666667cm"/>
    </style:style>
    <style:style style:name="co14" style:family="table-column">
      <style:table-column-properties fo:break-before="auto" style:column-width="1.031875cm"/>
    </style:style>
    <style:style style:name="co15" style:family="table-column">
      <style:table-column-properties fo:break-before="auto" style:column-width="0.291041666666667cm"/>
    </style:style>
    <style:style style:name="co16" style:family="table-column">
      <style:table-column-properties fo:break-before="auto" style:column-width="0.740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number-columns-repeated="1636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70"/>
        </table:table-row>
        <table:table-row table:style-name="ro1">
          <table:table-cell table:number-columns-repeated="13" table:style-name="ce1"/>
          <table:table-cell office:value-type="float" office:value="42.5" table:style-name="ce2">
            <text:p>42.5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.5" table:style-name="ce3">
            <text:p>16.5</text:p>
          </table:table-cell>
          <table:table-cell office:value-type="float" office:value="25" table:style-name="ce4">
            <text:p>25</text:p>
          </table:table-cell>
          <table:table-cell office:value-type="float" office:value="33.5" table:style-name="ce5">
            <text:p>33.5</text:p>
          </table:table-cell>
          <table:table-cell office:value-type="float" office:value="42.5" table:style-name="ce2">
            <text:p>42.5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.5" table:style-name="ce3">
            <text:p>16.5</text:p>
          </table:table-cell>
          <table:table-cell office:value-type="float" office:value="25" table:style-name="ce4">
            <text:p>25</text:p>
          </table:table-cell>
          <table:table-cell office:value-type="float" office:value="33.5" table:style-name="ce5">
            <text:p>33.5</text:p>
          </table:table-cell>
          <table:table-cell office:value-type="float" office:value="42.5" table:style-name="ce2">
            <text:p>42.5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0.5" table:formula="of:=SUM([.K8]+4)" table:style-name="ce6">
            <text:p>20.5</text:p>
          </table:table-cell>
          <table:table-cell office:value-type="float" office:value="29" table:formula="of:=SUM([.L8]+4)" table:style-name="ce7">
            <text:p>29</text:p>
          </table:table-cell>
          <table:table-cell office:value-type="float" office:value="38" table:formula="of:=SUM([.M8]+4.5)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0.5" table:style-name="ce6">
            <text:p>20.5</text:p>
          </table:table-cell>
          <table:table-cell office:value-type="float" office:value="29" table:style-name="ce7">
            <text:p>29</text:p>
          </table:table-cell>
          <table:table-cell office:value-type="float" office:value="38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0.5" table:style-name="ce6">
            <text:p>20.5</text:p>
          </table:table-cell>
          <table:table-cell office:value-type="float" office:value="29" table:style-name="ce7">
            <text:p>29</text:p>
          </table:table-cell>
          <table:table-cell office:value-type="float" office:value="38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0.5" table:style-name="ce6">
            <text:p>20.5</text:p>
          </table:table-cell>
          <table:table-cell office:value-type="float" office:value="29" table:style-name="ce7">
            <text:p>29</text:p>
          </table:table-cell>
          <table:table-cell office:value-type="float" office:value="38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0.5" table:style-name="ce6">
            <text:p>20.5</text:p>
          </table:table-cell>
          <table:table-cell office:value-type="float" office:value="29" table:style-name="ce7">
            <text:p>29</text:p>
          </table:table-cell>
          <table:table-cell office:value-type="float" office:value="38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0.5" table:style-name="ce6">
            <text:p>20.5</text:p>
          </table:table-cell>
          <table:table-cell office:value-type="float" office:value="29" table:style-name="ce7">
            <text:p>29</text:p>
          </table:table-cell>
          <table:table-cell office:value-type="float" office:value="38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6.5" table:formula="of:=SUM([.J14]+4.5)" table:style-name="ce3">
            <text:p>16.5</text:p>
          </table:table-cell>
          <table:table-cell office:value-type="float" office:value="25" table:formula="of:=SUM([.K14]+4.5)" table:style-name="ce4">
            <text:p>25</text:p>
          </table:table-cell>
          <table:table-cell office:value-type="float" office:value="33.5" table:formula="of:=SUM([.L14]+4.5)" table:style-name="ce5">
            <text:p>33.5</text:p>
          </table:table-cell>
          <table:table-cell office:value-type="float" office:value="42.5" table:formula="of:=SUM([.M14]+4.5)" table:style-name="ce2">
            <text:p>42.5</text:p>
          </table:table-cell>
          <table:table-cell office:value-type="float" office:value="42.5" table:style-name="ce2">
            <text:p>42.5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6.5" table:style-name="ce3">
            <text:p>16.5</text:p>
          </table:table-cell>
          <table:table-cell office:value-type="float" office:value="25" table:style-name="ce4">
            <text:p>25</text:p>
          </table:table-cell>
          <table:table-cell office:value-type="float" office:value="33.5" table:style-name="ce5">
            <text:p>33.5</text:p>
          </table:table-cell>
          <table:table-cell office:value-type="float" office:value="42.5" table:style-name="ce2">
            <text:p>42.5</text:p>
          </table:table-cell>
          <table:table-cell office:value-type="float" office:value="42.5" table:style-name="ce2">
            <text:p>42.5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6.5" table:style-name="ce3">
            <text:p>16.5</text:p>
          </table:table-cell>
          <table:table-cell office:value-type="float" office:value="25" table:style-name="ce4">
            <text:p>25</text:p>
          </table:table-cell>
          <table:table-cell office:value-type="float" office:value="33.5" table:style-name="ce5">
            <text:p>33.5</text:p>
          </table:table-cell>
          <table:table-cell office:value-type="float" office:value="42.5" table:style-name="ce2">
            <text:p>42.5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6.5" table:style-name="ce3">
            <text:p>16.5</text:p>
          </table:table-cell>
          <table:table-cell office:value-type="float" office:value="25" table:style-name="ce4">
            <text:p>25</text:p>
          </table:table-cell>
          <table:table-cell office:value-type="float" office:value="33.5" table:style-name="ce5">
            <text:p>33.5</text:p>
          </table:table-cell>
          <table:table-cell office:value-type="float" office:value="42.5" table:style-name="ce2">
            <text:p>42.5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21" table:formula="of:=SUM([.B9:.B18])" table:style-name="ce1">
            <text:p>121</text:p>
          </table:table-cell>
          <table:table-cell office:value-type="float" office:value="198" table:formula="of:=SUM([.C9:.C18])" table:style-name="ce1">
            <text:p>198</text:p>
          </table:table-cell>
          <table:table-cell office:value-type="float" office:value="288" table:formula="of:=SUM([.D9:.D18])" table:style-name="ce1">
            <text:p>288</text:p>
          </table:table-cell>
          <table:table-cell office:value-type="float" office:value="378" table:formula="of:=SUM([.E9:.E18])" table:style-name="ce1">
            <text:p>378</text:p>
          </table:table-cell>
          <table:table-cell office:value-type="float" office:value="486" table:formula="of:=SUM([.F7:.F18])" table:style-name="ce1">
            <text:p>486</text:p>
          </table:table-cell>
          <table:table-cell office:value-type="float" office:value="1471" table:formula="of:=SUM([.B20:.F20])" table:style-name="ce1">
            <text:p>1471</text:p>
          </table:table-cell>
          <table:table-cell table:number-columns-repeated="2" table:style-name="ce1"/>
          <table:table-cell office:value-type="float" office:value="138" table:formula="of:=SUM([.J9:.J18])" table:style-name="ce1">
            <text:p>138</text:p>
          </table:table-cell>
          <table:table-cell office:value-type="float" office:value="223" table:formula="of:=SUM([.K9:.K18])" table:style-name="ce1">
            <text:p>223</text:p>
          </table:table-cell>
          <table:table-cell office:value-type="float" office:value="308" table:formula="of:=SUM([.L9:.L18])" table:style-name="ce1">
            <text:p>308</text:p>
          </table:table-cell>
          <table:table-cell office:value-type="float" office:value="398" table:formula="of:=SUM([.M9:.M18])" table:style-name="ce1">
            <text:p>398</text:p>
          </table:table-cell>
          <table:table-cell office:value-type="float" office:value="510" table:formula="of:=SUM([.N7:.N18])" table:style-name="ce1">
            <text:p>510</text:p>
          </table:table-cell>
          <table:table-cell office:value-type="float" office:value="1577" table:formula="of:=SUM([.J20:.N20])" table:style-name="ce1">
            <text:p>1577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7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70" table:style-name="ce1"/>
        </table:table-row>
        <table:table-row table:style-name="ro1">
          <table:table-cell table:number-columns-repeated="13" table:style-name="ce1"/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.5" table:style-name="ce3">
            <text:p>16.5</text:p>
          </table:table-cell>
          <table:table-cell office:value-type="float" office:value="25" table:style-name="ce4">
            <text:p>25</text:p>
          </table:table-cell>
          <table:table-cell office:value-type="float" office:value="33.5" table:style-name="ce5">
            <text:p>33.5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.5" table:style-name="ce3">
            <text:p>16.5</text:p>
          </table:table-cell>
          <table:table-cell office:value-type="float" office:value="25" table:style-name="ce4">
            <text:p>25</text:p>
          </table:table-cell>
          <table:table-cell office:value-type="float" office:value="33.5" table:style-name="ce5">
            <text:p>33.5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1.5" table:style-name="ce6">
            <text:p>21.5</text:p>
          </table:table-cell>
          <table:table-cell office:value-type="float" office:value="29" table:formula="of:=SUM([.L34]+4)" table:style-name="ce7">
            <text:p>29</text:p>
          </table:table-cell>
          <table:table-cell office:value-type="float" office:value="38" table:formula="of:=SUM([.M34]+4.5)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1.5" table:style-name="ce6">
            <text:p>21.5</text:p>
          </table:table-cell>
          <table:table-cell office:value-type="float" office:value="29" table:style-name="ce7">
            <text:p>29</text:p>
          </table:table-cell>
          <table:table-cell office:value-type="float" office:value="38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1.5" table:style-name="ce6">
            <text:p>21.5</text:p>
          </table:table-cell>
          <table:table-cell office:value-type="float" office:value="29" table:style-name="ce7">
            <text:p>29</text:p>
          </table:table-cell>
          <table:table-cell office:value-type="float" office:value="38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1.5" table:style-name="ce6">
            <text:p>21.5</text:p>
          </table:table-cell>
          <table:table-cell office:value-type="float" office:value="29" table:style-name="ce7">
            <text:p>29</text:p>
          </table:table-cell>
          <table:table-cell office:value-type="float" office:value="38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1.5" table:style-name="ce6">
            <text:p>21.5</text:p>
          </table:table-cell>
          <table:table-cell office:value-type="float" office:value="29" table:style-name="ce7">
            <text:p>29</text:p>
          </table:table-cell>
          <table:table-cell office:value-type="float" office:value="38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.5" table:style-name="ce1">
            <text:p>10.5</text:p>
          </table:table-cell>
          <table:table-cell office:value-type="float" office:value="18" table:style-name="ce6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36" table:style-name="ce8">
            <text:p>36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1.5" table:style-name="ce6">
            <text:p>21.5</text:p>
          </table:table-cell>
          <table:table-cell office:value-type="float" office:value="29" table:style-name="ce7">
            <text:p>29</text:p>
          </table:table-cell>
          <table:table-cell office:value-type="float" office:value="38" table:style-name="ce8">
            <text:p>38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6.5" table:formula="of:=SUM([.J40]+4.5)" table:style-name="ce3">
            <text:p>16.5</text:p>
          </table:table-cell>
          <table:table-cell office:value-type="float" office:value="26" table:formula="of:=SUM([.K40]+4.5)" table:style-name="ce4">
            <text:p>26</text:p>
          </table:table-cell>
          <table:table-cell office:value-type="float" office:value="33.5" table:formula="of:=SUM([.L40]+4.5)" table:style-name="ce5">
            <text:p>33.5</text:p>
          </table:table-cell>
          <table:table-cell office:value-type="float" office:value="42.5" table:formula="of:=SUM([.M40]+4.5)" table:style-name="ce2">
            <text:p>42.5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6.5" table:style-name="ce3">
            <text:p>16.5</text:p>
          </table:table-cell>
          <table:table-cell office:value-type="float" office:value="25" table:style-name="ce4">
            <text:p>25</text:p>
          </table:table-cell>
          <table:table-cell office:value-type="float" office:value="33.5" table:style-name="ce5">
            <text:p>33.5</text:p>
          </table:table-cell>
          <table:table-cell office:value-type="float" office:value="42.5" table:style-name="ce2">
            <text:p>42.5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6.5" table:style-name="ce3">
            <text:p>16.5</text:p>
          </table:table-cell>
          <table:table-cell office:value-type="float" office:value="25" table:style-name="ce4">
            <text:p>25</text:p>
          </table:table-cell>
          <table:table-cell office:value-type="float" office:value="33.5" table:style-name="ce5">
            <text:p>33.5</text:p>
          </table:table-cell>
          <table:table-cell office:value-type="float" office:value="42.5" table:style-name="ce2">
            <text:p>42.5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5" table:style-name="ce3">
            <text:p>14.5</text:p>
          </table:table-cell>
          <table:table-cell office:value-type="float" office:value="22.5" table:style-name="ce4">
            <text:p>22.5</text:p>
          </table:table-cell>
          <table:table-cell office:value-type="float" office:value="31.5" table:style-name="ce5">
            <text:p>31.5</text:p>
          </table:table-cell>
          <table:table-cell office:value-type="float" office:value="40.5" table:style-name="ce2">
            <text:p>40.5</text:p>
          </table:table-cell>
          <table:table-cell office:value-type="float" office:value="40.5" table:style-name="ce2">
            <text:p>40.5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6.5" table:style-name="ce3">
            <text:p>16.5</text:p>
          </table:table-cell>
          <table:table-cell office:value-type="float" office:value="25" table:style-name="ce4">
            <text:p>25</text:p>
          </table:table-cell>
          <table:table-cell office:value-type="float" office:value="33.5" table:style-name="ce5">
            <text:p>33.5</text:p>
          </table:table-cell>
          <table:table-cell office:value-type="float" office:value="42.5" table:style-name="ce2">
            <text:p>42.5</text:p>
          </table:table-cell>
          <table:table-cell office:value-type="float" office:value="42.5" table:style-name="ce2">
            <text:p>42.5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21" table:formula="of:=SUM([.B35:.B44])" table:style-name="ce1">
            <text:p>121</text:p>
          </table:table-cell>
          <table:table-cell office:value-type="float" office:value="198" table:formula="of:=SUM([.C35:.C44])" table:style-name="ce1">
            <text:p>198</text:p>
          </table:table-cell>
          <table:table-cell office:value-type="float" office:value="288" table:formula="of:=SUM([.D35:.D44])" table:style-name="ce1">
            <text:p>288</text:p>
          </table:table-cell>
          <table:table-cell office:value-type="float" office:value="378" table:formula="of:=SUM([.E35:.E44])" table:style-name="ce1">
            <text:p>378</text:p>
          </table:table-cell>
          <table:table-cell office:value-type="float" office:value="486" table:formula="of:=SUM([.F33:.F44])" table:style-name="ce1">
            <text:p>486</text:p>
          </table:table-cell>
          <table:table-cell office:value-type="float" office:value="1471" table:formula="of:=SUM([.B46:.F46])" table:style-name="ce1">
            <text:p>1471</text:p>
          </table:table-cell>
          <table:table-cell table:number-columns-repeated="2" table:style-name="ce1"/>
          <table:table-cell office:value-type="float" office:value="138" table:formula="of:=SUM([.J35:.J44])" table:style-name="ce1">
            <text:p>138</text:p>
          </table:table-cell>
          <table:table-cell office:value-type="float" office:value="230" table:formula="of:=SUM([.K35:.K44])" table:style-name="ce1">
            <text:p>230</text:p>
          </table:table-cell>
          <table:table-cell office:value-type="float" office:value="308" table:formula="of:=SUM([.L35:.L44])" table:style-name="ce1">
            <text:p>308</text:p>
          </table:table-cell>
          <table:table-cell office:value-type="float" office:value="398" table:formula="of:=SUM([.M35:.M44])" table:style-name="ce1">
            <text:p>398</text:p>
          </table:table-cell>
          <table:table-cell office:value-type="float" office:value="510" table:formula="of:=SUM([.N33:.N44])" table:style-name="ce1">
            <text:p>510</text:p>
          </table:table-cell>
          <table:table-cell office:value-type="float" office:value="1584" table:formula="of:=SUM([.J46:.N46])" table:style-name="ce1">
            <text:p>1584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70"/>
        </table:table-row>
        <table:table-row table:number-rows-repeated="1048527" table:style-name="ro1">
          <table:table-cell table:number-columns-repeated="16384"/>
        </table:table-row>
      </table:table>
      <table:table table:name="Sheet2" table:style-name="ta1"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8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2" table:default-cell-style-name="ce1"/>
        <table:table-column table:style-name="co1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23-24</text:p>
          </table:table-cell>
          <table:table-cell office:value-type="float" office:value="24" table:style-name="ce9">
            <text:p>24</text:p>
          </table:table-cell>
          <table:table-cell office:value-type="float" office:value="121" table:style-name="ce9">
            <text:p>121</text:p>
          </table:table-cell>
          <table:table-cell office:value-type="float" office:value="0" table:style-name="ce9">
            <text:p>0</text:p>
          </table:table-cell>
          <table:table-cell office:value-type="float" office:value="121" table:formula="of:=SUM([.C3:.D3])" table:style-name="ce9">
            <text:p>121</text:p>
          </table:table-cell>
          <table:table-cell office:value-type="float" office:value="121" table:formula="of:=SUM([.E3])" table:style-name="ce9">
            <text:p>121</text:p>
          </table:table-cell>
          <table:table-cell table:style-name="ce1"/>
          <table:table-cell office:value-type="float" office:value="10.5" table:style-name="ce1">
            <text:p>10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4-25</text:p>
          </table:table-cell>
          <table:table-cell office:value-type="float" office:value="25" table:style-name="ce9">
            <text:p>25</text:p>
          </table:table-cell>
          <table:table-cell office:value-type="float" office:value="198" table:style-name="ce9">
            <text:p>198</text:p>
          </table:table-cell>
          <table:table-cell office:value-type="float" office:value="18.149999999999999" table:formula="of:=SUM([.F3]*15%)" table:style-name="ce9">
            <text:p>18.15</text:p>
          </table:table-cell>
          <table:table-cell office:value-type="float" office:value="121" table:formula="of:=SUM([.F3])" table:style-name="ce9">
            <text:p>121</text:p>
          </table:table-cell>
          <table:table-cell office:value-type="float" office:value="337.15" table:formula="of:=SUM([.C4:.E4])" table:style-name="ce9">
            <text:p>337.15</text:p>
          </table:table-cell>
          <table:table-cell table:style-name="ce1"/>
          <table:table-cell office:value-type="float" office:value="16.5" table:formula="of:=SUM([.C4]/12)" table:style-name="ce1">
            <text:p>16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5-26</text:p>
          </table:table-cell>
          <table:table-cell office:value-type="float" office:value="26" table:style-name="ce9">
            <text:p>26</text:p>
          </table:table-cell>
          <table:table-cell office:value-type="float" office:value="288" table:style-name="ce9">
            <text:p>288</text:p>
          </table:table-cell>
          <table:table-cell office:value-type="float" office:value="50.572499999999998" table:formula="of:=SUM([.F4]*15%)" table:style-name="ce9">
            <text:p>50.5725</text:p>
          </table:table-cell>
          <table:table-cell office:value-type="float" office:value="337.15" table:formula="of:=SUM([.F4])" table:style-name="ce9">
            <text:p>337.15</text:p>
          </table:table-cell>
          <table:table-cell office:value-type="float" office:value="675.72249999999997" table:formula="of:=SUM([.C5:.E5])" table:style-name="ce9">
            <text:p>675.7225</text:p>
          </table:table-cell>
          <table:table-cell table:style-name="ce1"/>
          <table:table-cell office:value-type="float" office:value="24" table:formula="of:=SUM([.C5]/12)" table:style-name="ce1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6-27</text:p>
          </table:table-cell>
          <table:table-cell office:value-type="float" office:value="27" table:style-name="ce9">
            <text:p>27</text:p>
          </table:table-cell>
          <table:table-cell office:value-type="float" office:value="378" table:style-name="ce9">
            <text:p>378</text:p>
          </table:table-cell>
          <table:table-cell office:value-type="float" office:value="101.358375" table:formula="of:=SUM([.F5]*15%)" table:style-name="ce9">
            <text:p>101.358375</text:p>
          </table:table-cell>
          <table:table-cell office:value-type="float" office:value="675.72249999999997" table:formula="of:=SUM([.F5])" table:style-name="ce9">
            <text:p>675.7225</text:p>
          </table:table-cell>
          <table:table-cell office:value-type="float" office:value="1155.0808750000001" table:formula="of:=SUM([.C6:.E6])" table:style-name="ce9">
            <text:p>1155.080875</text:p>
          </table:table-cell>
          <table:table-cell table:style-name="ce1"/>
          <table:table-cell office:value-type="float" office:value="31.5" table:formula="of:=SUM([.C6]/12)" table:style-name="ce1">
            <text:p>31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7-28</text:p>
          </table:table-cell>
          <table:table-cell office:value-type="float" office:value="28" table:style-name="ce9">
            <text:p>28</text:p>
          </table:table-cell>
          <table:table-cell office:value-type="float" office:value="486" table:style-name="ce9">
            <text:p>486</text:p>
          </table:table-cell>
          <table:table-cell office:value-type="float" office:value="173.26213125000001" table:formula="of:=SUM([.F6]*15%)" table:style-name="ce9">
            <text:p>173.2621313</text:p>
          </table:table-cell>
          <table:table-cell office:value-type="float" office:value="1155.0808750000001" table:formula="of:=SUM([.F6])" table:style-name="ce9">
            <text:p>1155.080875</text:p>
          </table:table-cell>
          <table:table-cell office:value-type="float" office:value="1814.3430062500001" table:formula="of:=SUM([.C7:.E7])" table:style-name="ce9">
            <text:p>1814.343006</text:p>
          </table:table-cell>
          <table:table-cell office:value-type="string" table:style-name="ce1">
            <text:p><text:s/></text:p>
          </table:table-cell>
          <table:table-cell office:value-type="float" office:value="40.5" table:formula="of:=SUM([.C7]/12)" table:style-name="ce1">
            <text:p>40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8-29</text:p>
          </table:table-cell>
          <table:table-cell office:value-type="float" office:value="29" table:style-name="ce9">
            <text:p>29</text:p>
          </table:table-cell>
          <table:table-cell office:value-type="float" office:value="486" table:style-name="ce9">
            <text:p>486</text:p>
          </table:table-cell>
          <table:table-cell office:value-type="float" office:value="272.15145093749999" table:formula="of:=SUM([.F7]*15%)" table:style-name="ce9">
            <text:p>272.1514509</text:p>
          </table:table-cell>
          <table:table-cell office:value-type="float" office:value="1814.3430062500001" table:formula="of:=SUM([.F7])" table:style-name="ce9">
            <text:p>1814.343006</text:p>
          </table:table-cell>
          <table:table-cell office:value-type="float" office:value="2572.4944571875003" table:formula="of:=SUM([.C8:.E8])" table:style-name="ce9">
            <text:p>2572.494457</text:p>
          </table:table-cell>
          <table:table-cell table:style-name="ce1"/>
          <table:table-cell office:value-type="float" office:value="40.5" table:formula="of:=SUM([.C8]/12)" table:style-name="ce1">
            <text:p>40.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-24</text:p>
          </table:table-cell>
          <table:table-cell office:value-type="float" office:value="24" table:style-name="ce9">
            <text:p>24</text:p>
          </table:table-cell>
          <table:table-cell office:value-type="float" office:value="121" table:style-name="ce9">
            <text:p>121</text:p>
          </table:table-cell>
          <table:table-cell office:value-type="float" office:value="0" table:style-name="ce9">
            <text:p>0</text:p>
          </table:table-cell>
          <table:table-cell office:value-type="float" office:value="121" table:formula="of:=SUM([.C10:.D10])" table:style-name="ce9">
            <text:p>121</text:p>
          </table:table-cell>
          <table:table-cell office:value-type="float" office:value="121" table:formula="of:=SUM([.E10])" table:style-name="ce9">
            <text:p>121</text:p>
          </table:table-cell>
          <table:table-cell table:style-name="ce1"/>
          <table:table-cell office:value-type="float" office:value="10.5" table:style-name="ce1">
            <text:p>10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4-25</text:p>
          </table:table-cell>
          <table:table-cell office:value-type="float" office:value="25" table:style-name="ce9">
            <text:p>25</text:p>
          </table:table-cell>
          <table:table-cell office:value-type="float" office:value="198" table:style-name="ce9">
            <text:p>198</text:p>
          </table:table-cell>
          <table:table-cell office:value-type="float" office:value="18.149999999999999" table:formula="of:=SUM([.F10]*15%)" table:style-name="ce9">
            <text:p>18.15</text:p>
          </table:table-cell>
          <table:table-cell office:value-type="float" office:value="121" table:formula="of:=SUM([.F10])" table:style-name="ce9">
            <text:p>121</text:p>
          </table:table-cell>
          <table:table-cell office:value-type="float" office:value="337.15" table:formula="of:=SUM([.C11:.E11])" table:style-name="ce9">
            <text:p>337.15</text:p>
          </table:table-cell>
          <table:table-cell table:style-name="ce1"/>
          <table:table-cell office:value-type="float" office:value="16.5" table:formula="of:=SUM([.C11]/12)" table:style-name="ce1">
            <text:p>16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5-26</text:p>
          </table:table-cell>
          <table:table-cell office:value-type="float" office:value="26" table:style-name="ce9">
            <text:p>26</text:p>
          </table:table-cell>
          <table:table-cell office:value-type="float" office:value="198" table:style-name="ce9">
            <text:p>198</text:p>
          </table:table-cell>
          <table:table-cell office:value-type="float" office:value="50.572499999999998" table:formula="of:=SUM([.F11]*15%)" table:style-name="ce9">
            <text:p>50.5725</text:p>
          </table:table-cell>
          <table:table-cell office:value-type="float" office:value="337.15" table:formula="of:=SUM([.F11])" table:style-name="ce9">
            <text:p>337.15</text:p>
          </table:table-cell>
          <table:table-cell office:value-type="float" office:value="585.72249999999997" table:formula="of:=SUM([.C12:.E12])" table:style-name="ce9">
            <text:p>585.7225</text:p>
          </table:table-cell>
          <table:table-cell table:style-name="ce1"/>
          <table:table-cell office:value-type="float" office:value="16.5" table:formula="of:=SUM([.C12]/12)" table:style-name="ce1">
            <text:p>16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6-27</text:p>
          </table:table-cell>
          <table:table-cell office:value-type="float" office:value="27" table:style-name="ce9">
            <text:p>27</text:p>
          </table:table-cell>
          <table:table-cell office:value-type="float" office:value="198" table:style-name="ce9">
            <text:p>198</text:p>
          </table:table-cell>
          <table:table-cell office:value-type="float" office:value="87.858374999999995" table:formula="of:=SUM([.F12]*15%)" table:style-name="ce9">
            <text:p>87.858375</text:p>
          </table:table-cell>
          <table:table-cell office:value-type="float" office:value="585.72249999999997" table:formula="of:=SUM([.F12])" table:style-name="ce9">
            <text:p>585.7225</text:p>
          </table:table-cell>
          <table:table-cell office:value-type="float" office:value="871.58087499999999" table:formula="of:=SUM([.C13:.E13])" table:style-name="ce9">
            <text:p>871.580875</text:p>
          </table:table-cell>
          <table:table-cell table:style-name="ce1"/>
          <table:table-cell office:value-type="float" office:value="16.5" table:formula="of:=SUM([.C13]/12)" table:style-name="ce1">
            <text:p>16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7-28</text:p>
          </table:table-cell>
          <table:table-cell office:value-type="float" office:value="28" table:style-name="ce9">
            <text:p>28</text:p>
          </table:table-cell>
          <table:table-cell office:value-type="float" office:value="198" table:style-name="ce9">
            <text:p>198</text:p>
          </table:table-cell>
          <table:table-cell office:value-type="float" office:value="130.73713125" table:formula="of:=SUM([.F13]*15%)" table:style-name="ce9">
            <text:p>130.7371313</text:p>
          </table:table-cell>
          <table:table-cell office:value-type="float" office:value="871.58087499999999" table:formula="of:=SUM([.F13])" table:style-name="ce9">
            <text:p>871.580875</text:p>
          </table:table-cell>
          <table:table-cell office:value-type="float" office:value="1200.3180062500001" table:formula="of:=SUM([.C14:.E14])" table:style-name="ce9">
            <text:p>1200.318006</text:p>
          </table:table-cell>
          <table:table-cell table:style-name="ce1"/>
          <table:table-cell office:value-type="float" office:value="16.5" table:formula="of:=SUM([.C14]/12)" table:style-name="ce1">
            <text:p>16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8-29</text:p>
          </table:table-cell>
          <table:table-cell office:value-type="float" office:value="29" table:style-name="ce9">
            <text:p>29</text:p>
          </table:table-cell>
          <table:table-cell office:value-type="float" office:value="198" table:style-name="ce9">
            <text:p>198</text:p>
          </table:table-cell>
          <table:table-cell office:value-type="float" office:value="180.0477009375" table:formula="of:=SUM([.F14]*15%)" table:style-name="ce9">
            <text:p>180.0477009</text:p>
          </table:table-cell>
          <table:table-cell office:value-type="float" office:value="1200.3180062500001" table:formula="of:=SUM([.F14])" table:style-name="ce9">
            <text:p>1200.318006</text:p>
          </table:table-cell>
          <table:table-cell office:value-type="float" office:value="1578.3657071875" table:formula="of:=SUM([.C15:.E15])" table:style-name="ce9">
            <text:p>1578.365707</text:p>
          </table:table-cell>
          <table:table-cell table:style-name="ce1"/>
          <table:table-cell office:value-type="float" office:value="16.5" table:formula="of:=SUM([.C15]/12)" table:style-name="ce1">
            <text:p>16.5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23-24</text:p>
          </table:table-cell>
          <table:table-cell office:value-type="float" office:value="24" table:style-name="ce9">
            <text:p>24</text:p>
          </table:table-cell>
          <table:table-cell office:value-type="float" office:value="121" table:style-name="ce9">
            <text:p>121</text:p>
          </table:table-cell>
          <table:table-cell office:value-type="float" office:value="0" table:style-name="ce9">
            <text:p>0</text:p>
          </table:table-cell>
          <table:table-cell office:value-type="float" office:value="121" table:formula="of:=SUM([.C18:.D18])" table:style-name="ce9">
            <text:p>121</text:p>
          </table:table-cell>
          <table:table-cell office:value-type="float" office:value="121" table:formula="of:=SUM([.E18])" table:style-name="ce9">
            <text:p>121</text:p>
          </table:table-cell>
          <table:table-cell table:style-name="ce1"/>
          <table:table-cell office:value-type="float" office:value="10.5" table:style-name="ce1">
            <text:p>10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4-25</text:p>
          </table:table-cell>
          <table:table-cell office:value-type="float" office:value="25" table:style-name="ce9">
            <text:p>25</text:p>
          </table:table-cell>
          <table:table-cell office:value-type="float" office:value="121" table:style-name="ce9">
            <text:p>121</text:p>
          </table:table-cell>
          <table:table-cell office:value-type="float" office:value="18.149999999999999" table:formula="of:=SUM([.F18]*15%)" table:style-name="ce9">
            <text:p>18.15</text:p>
          </table:table-cell>
          <table:table-cell office:value-type="float" office:value="121" table:formula="of:=SUM([.F18])" table:style-name="ce9">
            <text:p>121</text:p>
          </table:table-cell>
          <table:table-cell office:value-type="float" office:value="260.14999999999998" table:formula="of:=SUM([.C19:.E19])" table:style-name="ce9">
            <text:p>260.15</text:p>
          </table:table-cell>
          <table:table-cell table:style-name="ce1"/>
          <table:table-cell office:value-type="float" office:value="14.5" table:style-name="ce1">
            <text:p>14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5-26</text:p>
          </table:table-cell>
          <table:table-cell office:value-type="float" office:value="26" table:style-name="ce9">
            <text:p>26</text:p>
          </table:table-cell>
          <table:table-cell office:value-type="float" office:value="121" table:style-name="ce9">
            <text:p>121</text:p>
          </table:table-cell>
          <table:table-cell office:value-type="float" office:value="39.022499999999994" table:formula="of:=SUM([.F19]*15%)" table:style-name="ce9">
            <text:p>39.0225</text:p>
          </table:table-cell>
          <table:table-cell office:value-type="float" office:value="260.14999999999998" table:formula="of:=SUM([.F19])" table:style-name="ce9">
            <text:p>260.15</text:p>
          </table:table-cell>
          <table:table-cell office:value-type="float" office:value="420.17249999999996" table:formula="of:=SUM([.C20:.E20])" table:style-name="ce9">
            <text:p>420.1725</text:p>
          </table:table-cell>
          <table:table-cell table:style-name="ce1"/>
          <table:table-cell office:value-type="float" office:value="14.5" table:style-name="ce1">
            <text:p>14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6-27</text:p>
          </table:table-cell>
          <table:table-cell office:value-type="float" office:value="27" table:style-name="ce9">
            <text:p>27</text:p>
          </table:table-cell>
          <table:table-cell office:value-type="float" office:value="121" table:style-name="ce9">
            <text:p>121</text:p>
          </table:table-cell>
          <table:table-cell office:value-type="float" office:value="63.025874999999992" table:formula="of:=SUM([.F20]*15%)" table:style-name="ce9">
            <text:p>63.025875</text:p>
          </table:table-cell>
          <table:table-cell office:value-type="float" office:value="420.17249999999996" table:formula="of:=SUM([.F20])" table:style-name="ce9">
            <text:p>420.1725</text:p>
          </table:table-cell>
          <table:table-cell office:value-type="float" office:value="604.19837499999994" table:formula="of:=SUM([.C21:.E21])" table:style-name="ce9">
            <text:p>604.198375</text:p>
          </table:table-cell>
          <table:table-cell table:style-name="ce1"/>
          <table:table-cell office:value-type="float" office:value="14.5" table:style-name="ce1">
            <text:p>14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7-28</text:p>
          </table:table-cell>
          <table:table-cell office:value-type="float" office:value="28" table:style-name="ce9">
            <text:p>28</text:p>
          </table:table-cell>
          <table:table-cell office:value-type="float" office:value="121" table:style-name="ce9">
            <text:p>121</text:p>
          </table:table-cell>
          <table:table-cell office:value-type="float" office:value="90.629756249999986" table:formula="of:=SUM([.F21]*15%)" table:style-name="ce9">
            <text:p>90.62975625</text:p>
          </table:table-cell>
          <table:table-cell office:value-type="float" office:value="604.19837499999994" table:formula="of:=SUM([.F21])" table:style-name="ce9">
            <text:p>604.198375</text:p>
          </table:table-cell>
          <table:table-cell office:value-type="float" office:value="815.82813124999996" table:formula="of:=SUM([.C22:.E22])" table:style-name="ce9">
            <text:p>815.8281313</text:p>
          </table:table-cell>
          <table:table-cell table:style-name="ce1"/>
          <table:table-cell office:value-type="float" office:value="14.5" table:style-name="ce1">
            <text:p>14.5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28-29</text:p>
          </table:table-cell>
          <table:table-cell office:value-type="float" office:value="29" table:style-name="ce9">
            <text:p>29</text:p>
          </table:table-cell>
          <table:table-cell office:value-type="float" office:value="121" table:style-name="ce9">
            <text:p>121</text:p>
          </table:table-cell>
          <table:table-cell office:value-type="float" office:value="122.37421968749999" table:formula="of:=SUM([.F22]*15%)" table:style-name="ce9">
            <text:p>122.3742197</text:p>
          </table:table-cell>
          <table:table-cell office:value-type="float" office:value="815.82813124999996" table:formula="of:=SUM([.F22])" table:style-name="ce9">
            <text:p>815.8281313</text:p>
          </table:table-cell>
          <table:table-cell office:value-type="float" office:value="1059.2023509374999" table:formula="of:=SUM([.C23:.E23])" table:style-name="ce9">
            <text:p>1059.202351</text:p>
          </table:table-cell>
          <table:table-cell table:style-name="ce1"/>
          <table:table-cell office:value-type="float" office:value="14.5" table:style-name="ce1">
            <text:p>14.5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22-23</text:p>
          </table:table-cell>
          <table:table-cell office:value-type="float" office:value="21" table:style-name="ce9">
            <text:p>21</text:p>
          </table:table-cell>
          <table:table-cell office:value-type="float" office:value="5" table:style-name="ce9">
            <text:p>5</text:p>
          </table:table-cell>
          <table:table-cell table:number-columns-repeated="2" table:style-name="ce9"/>
          <table:table-cell office:value-type="float" office:value="5" table:formula="of:=SUM([.C26:.E26])" table:style-name="ce9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23-24</text:p>
          </table:table-cell>
          <table:table-cell office:value-type="float" office:value="22" table:style-name="ce9">
            <text:p>22</text:p>
          </table:table-cell>
          <table:table-cell office:value-type="float" office:value="0.75" table:formula="of:=SUM(15%*[.F26])" table:style-name="ce9">
            <text:p>0.75</text:p>
          </table:table-cell>
          <table:table-cell office:value-type="float" office:value="5" table:formula="of:=SUM([.F26])" table:style-name="ce9">
            <text:p>5</text:p>
          </table:table-cell>
          <table:table-cell table:style-name="ce9"/>
          <table:table-cell office:value-type="float" office:value="5.75" table:formula="of:=SUM([.C27:.E27])" table:style-name="ce9">
            <text:p>5.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24-25</text:p>
          </table:table-cell>
          <table:table-cell office:value-type="float" office:value="23" table:style-name="ce9">
            <text:p>23</text:p>
          </table:table-cell>
          <table:table-cell office:value-type="float" office:value="0.86249999999999993" table:formula="of:=SUM(15%*[.F27])" table:style-name="ce9">
            <text:p>0.8625</text:p>
          </table:table-cell>
          <table:table-cell office:value-type="float" office:value="5.75" table:formula="of:=SUM([.F27])" table:style-name="ce9">
            <text:p>5.75</text:p>
          </table:table-cell>
          <table:table-cell table:style-name="ce9"/>
          <table:table-cell office:value-type="float" office:value="6.6124999999999998" table:formula="of:=SUM([.C28:.E28])" table:style-name="ce9">
            <text:p>6.61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25-26</text:p>
          </table:table-cell>
          <table:table-cell office:value-type="float" office:value="24" table:style-name="ce9">
            <text:p>24</text:p>
          </table:table-cell>
          <table:table-cell office:value-type="float" office:value="0.99187499999999995" table:formula="of:=SUM(15%*[.F28])" table:style-name="ce9">
            <text:p>0.991875</text:p>
          </table:table-cell>
          <table:table-cell office:value-type="float" office:value="6.6124999999999998" table:formula="of:=SUM([.F28])" table:style-name="ce9">
            <text:p>6.6125</text:p>
          </table:table-cell>
          <table:table-cell table:style-name="ce9"/>
          <table:table-cell office:value-type="float" office:value="7.6043750000000001" table:formula="of:=SUM([.C29:.E29])" table:style-name="ce9">
            <text:p>7.60437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26-27</text:p>
          </table:table-cell>
          <table:table-cell office:value-type="float" office:value="25" table:style-name="ce9">
            <text:p>25</text:p>
          </table:table-cell>
          <table:table-cell office:value-type="float" office:value="1.1406562499999999" table:formula="of:=SUM(15%*[.F29])" table:style-name="ce9">
            <text:p>1.14065625</text:p>
          </table:table-cell>
          <table:table-cell office:value-type="float" office:value="7.6043750000000001" table:formula="of:=SUM([.F29])" table:style-name="ce9">
            <text:p>7.604375</text:p>
          </table:table-cell>
          <table:table-cell table:style-name="ce9"/>
          <table:table-cell office:value-type="float" office:value="8.7450312500000003" table:formula="of:=SUM([.C30:.E30])" table:style-name="ce9">
            <text:p>8.74503125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C</dc:creator>
    <meta:creation-date>2024-01-12T18:01:22Z</meta:creation-date>
    <dc:date>2024-04-04T07:26:43Z</dc:date>
    <meta:editing-cycles>6</meta:editing-cycles>
    <meta:editing-duration>PT2278S</meta:editing-duration>
  </office:meta>
</office:document-meta>
</file>